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Console" fo:font-size="16pt" style:text-underline-style="solid" style:text-underline-width="auto" style:text-underline-color="font-color" officeooo:rsid="001be5f9" officeooo:paragraph-rsid="001be5f9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Lucida Console" fo:font-size="16pt" style:text-underline-style="none" officeooo:rsid="001be5f9" officeooo:paragraph-rsid="001be5f9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Lucida Console" fo:font-size="16pt" style:text-underline-style="none" officeooo:rsid="001cc181" officeooo:paragraph-rsid="001cc181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ucida Console" fo:font-size="14pt" style:text-underline-style="none" officeooo:rsid="001be5f9" officeooo:paragraph-rsid="001be5f9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ucida Console" fo:font-size="14pt" style:text-underline-style="none" officeooo:rsid="001be5f9" officeooo:paragraph-rsid="001be5f9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ucida Console" fo:font-size="14pt" style:text-underline-style="none" officeooo:rsid="0020d71c" officeooo:paragraph-rsid="0020d71c" style:font-size-asian="12.25pt" style:font-size-complex="14pt"/>
    </style:style>
    <style:style style:name="T1" style:family="text">
      <style:text-properties officeooo:rsid="001e4c18"/>
    </style:style>
    <style:style style:name="T2" style:family="text">
      <style:text-properties officeooo:rsid="0020d71c"/>
    </style:style>
    <style:style style:name="T3" style:family="text">
      <style:text-properties fo:color="#000000" loext:opacity="100%" officeooo:rsid="0020d7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MS Corporate Training</text:p>
      <text:p text:style-name="P1"/>
      <text:p text:style-name="P1">Assessment-<text:span text:style-name="T2">2</text:span></text:p>
      <text:p text:style-name="P1"/>
      <text:p text:style-name="P1">Date: 1<text:span text:style-name="T2">5</text:span>-Dec-2022<text:tab/><text:tab/><text:tab/><text:tab/><text:tab/>Time : 0.5 hours</text:p>
      <text:p text:style-name="P1"><text:span text:style-name="T1">Marks: 25<text:tab/><text:tab/><text:tab/><text:tab/><text:tab/><text:tab/></text:span>(10:15 to 10:45 AM)</text:p>
      <text:p text:style-name="P3"/>
      <text:p text:style-name="P3">Follow all coding standards. </text:p>
      <text:p text:style-name="P2"/>
      <text:p text:style-name="P4">1. <text:span text:style-name="T2">Create a following model class to store product details with the given properties.</text:span></text:p>
      <text:p text:style-name="P4"/>
      <text:p text:style-name="P6">Product<text:tab/><text:tab/></text:p>
      <text:p text:style-name="P6">(product id, product name, date purchased, unit rate)</text:p>
      <text:p text:style-name="P4"/>
      <text:p text:style-name="P6">write a program to store group of products.</text:p>
      <text:p text:style-name="P6">Display all the products in the order of product id.</text:p>
      <text:p text:style-name="P6">Also display all the products in the descencding order of the rate.</text:p>
      <text:p text:style-name="P6"/>
      <text:p text:style-name="P4">_________________________________________________________</text:p>
      <text:p text:style-name="P4"/>
      <text:p text:style-name="P4">2. <text:span text:style-name="T3">Assume the following tables exist already.</text:span></text:p>
      <text:p text:style-name="P4"/>
      <text:p text:style-name="P4">Employees table:</text:p>
      <text:p text:style-name="P4"><text:tab/>employee_id <text:s text:c="3"/>integer <text:s text:c="2"/>primary key</text:p>
      <text:p text:style-name="P4"><text:tab/>first_name <text:s text:c="4"/>string <text:s text:c="3"/>not null</text:p>
      <text:p text:style-name="P4"><text:tab/>hire_Date <text:s text:c="5"/>date <text:s text:c="5"/></text:p>
      <text:p text:style-name="P4"><text:tab/>salary <text:s text:c="8"/>fractional </text:p>
      <text:p text:style-name="P6"><text:s text:c="4"/>commission_pct fractional</text:p>
      <text:p text:style-name="P4"><text:s text:c="4"/>department_id <text:s/>integer <text:s text:c="2"/>foreign key</text:p>
      <text:p text:style-name="P4"/>
      <text:p text:style-name="P4">Departments table:</text:p>
      <text:p text:style-name="P4"><text:tab/>department_id <text:s/>integer <text:s text:c="2"/>primary key</text:p>
      <text:p text:style-name="P4"><text:s text:c="4"/>department_name <text:s/>string <text:s/>unique</text:p>
      <text:p text:style-name="P4"/>
      <text:p text:style-name="P4"/>
      <text:p text:style-name="P4"/>
      <text:p text:style-name="P6">write the following queries.</text:p>
      <text:p text:style-name="P6">a) display all employees in the descending order of their salary.</text:p>
      <text:p text:style-name="P6">b) display monthly salary of all employees assuming that both salary and commission_pct may have null values. </text:p>
      <text:p text:style-name="P6">c) display no. Of employees in each department.</text:p>
      <text:p text:style-name="P6">d) display the average salary of each department.</text:p>
      <text:p text:style-name="P6">e) display the department name and total salary of that department.</text:p>
      <text:p text:style-name="P6"/>
      <text:p text:style-name="P6"><text:tab/></text:p>
      <text:p text:style-name="P4"/>
      <text:p text:style-name="P4"><text:soft-page-break/></text:p>
      <text:p text:style-name="P4"/>
      <text:p text:style-name="P4"/>
      <text:p text:style-name="P4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4T09:10:50.245000000</meta:creation-date>
    <dc:date>2022-12-15T09:53:54.786000000</dc:date>
    <meta:editing-duration>PT31M35S</meta:editing-duration>
    <meta:editing-cycles>4</meta:editing-cycles>
    <meta:generator>LibreOffice/7.2.6.2$Windows_X86_64 LibreOffice_project/b0ec3a565991f7569a5a7f5d24fed7f52653d754</meta:generator>
    <meta:document-statistic meta:table-count="0" meta:image-count="0" meta:object-count="0" meta:page-count="2" meta:paragraph-count="31" meta:word-count="169" meta:character-count="1213" meta:non-whitespace-character-count="1001"/>
  </office:meta>
</office:document-meta>
</file>